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12.07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27.04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eaVspeed_60_20" table:style-name="ta1">
        <table:shapes>
          <draw:frame draw:z-index="0" draw:style-name="gr1" draw:text-style-name="P1" svg:width="159.99mm" svg:height="89.99mm" svg:x="74.86mm" svg:y="1mm">
            <loext:p draw:notify-on-update-of-ranges="areaVspeed_60_20.A1:areaVspeed_60_20.A1 areaVspeed_60_20.A2:areaVspeed_60_20.A18 areaVspeed_60_20.D1:areaVspeed_60_20.D1 areaVspeed_60_20.D2:areaVspeed_60_20.D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#Speed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570558225467" calcext:value-type="float">
            <text:p>0,5705582255</text:p>
          </table:table-cell>
          <table:table-cell office:value-type="float" office:value="0.116525345984" calcext:value-type="float">
            <text:p>0,116525346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.15816091189" calcext:value-type="float">
            <text:p>1,1581609119</text:p>
          </table:table-cell>
          <table:table-cell office:value-type="float" office:value="0.268806110677" calcext:value-type="float">
            <text:p>0,268806110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.23318559408" calcext:value-type="float">
            <text:p>2,2331855941</text:p>
          </table:table-cell>
          <table:table-cell office:value-type="float" office:value="0.482670410473" calcext:value-type="float">
            <text:p>0,4826704105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.41960345859" calcext:value-type="float">
            <text:p>3,4196034586</text:p>
          </table:table-cell>
          <table:table-cell office:value-type="float" office:value="0.735906338314" calcext:value-type="float">
            <text:p>0,73590633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.61089366425" calcext:value-type="float">
            <text:p>4,6108936643</text:p>
          </table:table-cell>
          <table:table-cell office:value-type="float" office:value="0.970515511735" calcext:value-type="float">
            <text:p>0,9705155117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.71158702113" calcext:value-type="float">
            <text:p>5,7115870211</text:p>
          </table:table-cell>
          <table:table-cell office:value-type="float" office:value="1.20345650275" calcext:value-type="float">
            <text:p>1,2034565028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.84071321908" calcext:value-type="float">
            <text:p>6,8407132191</text:p>
          </table:table-cell>
          <table:table-cell office:value-type="float" office:value="1.44530056418" calcext:value-type="float">
            <text:p>1,4453005642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.8813494277" calcext:value-type="float">
            <text:p>7,8813494277</text:p>
          </table:table-cell>
          <table:table-cell office:value-type="float" office:value="1.73472677792" calcext:value-type="float">
            <text:p>1,73472677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.01836314647" calcext:value-type="float">
            <text:p>9,0183631465</text:p>
          </table:table-cell>
          <table:table-cell office:value-type="float" office:value="1.99001853939" calcext:value-type="float">
            <text:p>1,9900185394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.2180335862" calcext:value-type="float">
            <text:p>10,2180335862</text:p>
          </table:table-cell>
          <table:table-cell office:value-type="float" office:value="2.16933677267" calcext:value-type="float">
            <text:p>2,1693367727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1.4775803238" calcext:value-type="float">
            <text:p>11,4775803238</text:p>
          </table:table-cell>
          <table:table-cell office:value-type="float" office:value="2.47400921477" calcext:value-type="float">
            <text:p>2,4740092148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2.3973546562" calcext:value-type="float">
            <text:p>12,3973546562</text:p>
          </table:table-cell>
          <table:table-cell office:value-type="float" office:value="2.63137239481" calcext:value-type="float">
            <text:p>2,63137239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3.5115455616" calcext:value-type="float">
            <text:p>13,5115455616</text:p>
          </table:table-cell>
          <table:table-cell office:value-type="float" office:value="2.88402643529" calcext:value-type="float">
            <text:p>2,8840264353</text:p>
          </table:table-cell>
        </table:table-row>
        <table:table-row table:style-name="ro1">
          <table:table-cell office:value-type="float" office:value="3.25" calcext:value-type="float">
            <text:p>3,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4.8384802387" calcext:value-type="float">
            <text:p>14,8384802387</text:p>
          </table:table-cell>
          <table:table-cell office:value-type="float" office:value="2.96805464669" calcext:value-type="float">
            <text:p>2,9680546467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5.9948849578" calcext:value-type="float">
            <text:p>15,9948849578</text:p>
          </table:table-cell>
          <table:table-cell office:value-type="float" office:value="3.67614173711" calcext:value-type="float">
            <text:p>3,6761417371</text:p>
          </table:table-cell>
        </table:table-row>
        <table:table-row table:style-name="ro1">
          <table:table-cell office:value-type="float" office:value="3.75" calcext:value-type="float">
            <text:p>3,7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7.1871434618" calcext:value-type="float">
            <text:p>17,1871434618</text:p>
          </table:table-cell>
          <table:table-cell office:value-type="float" office:value="3.68213522963" calcext:value-type="float">
            <text:p>3,68213522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7.8907125378" calcext:value-type="float">
            <text:p>17,8907125378</text:p>
          </table:table-cell>
          <table:table-cell office:value-type="float" office:value="4.07392503726" calcext:value-type="float">
            <text:p>4,07392503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1T12:06:29.783828594</dc:date>
    <meta:editing-duration>PT1M34S</meta:editing-duration>
    <meta:editing-cycles>1</meta:editing-cycles>
    <meta:document-statistic meta:table-count="1" meta:cell-count="9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3" loext:regression-extrapolate-backward="3" loext:regression-force-intercept="tru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98cm" svg:y="3.952cm" style:legend-expansion="high" chart:style-name="ch2"/>
        <chart:plot-area chart:style-name="ch3" table:cell-range-address="areaVspeed_60_20.A1:areaVspeed_60_20.A18 areaVspeed_60_20.D1:areaVspeed_60_20.D18" chart:data-source-has-labels="row" svg:x="0.32cm" svg:y="0.18cm" svg:width="12.058cm" svg:height="8.64cm">
          <chartooo:coordinate-region svg:x="0.756cm" svg:y="0.379cm" svg:width="11.19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eaVspeed_60_20.D2:areaVspeed_60_20.D18" chart:label-cell-address="areaVspeed_60_20.D1:areaVspeed_60_20.D1" chart:class="chart:scatter">
            <chart:domain table:cell-range-address="areaVspeed_60_20.A2:areaVspeed_60_20.A18"/>
            <chart:regression-curve chart:style-name="ch7">
              <chart:equation chart:display-equation="true" chart:display-r-square="true"/>
            </chart:regression-curve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rea</text:p>
                <draw:g>
                  <svg:desc>areaVspeed_60_20.D1:areaVspeed_60_2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5">
                <text:p>0.125</text:p>
                <draw:g>
                  <svg:desc>areaVspeed_60_20.A2:areaVspeed_60_20.A18</svg:desc>
                </draw:g>
              </table:table-cell>
              <table:table-cell office:value-type="float" office:value="0.570558225467">
                <text:p>0.570558225467</text:p>
                <draw:g>
                  <svg:desc>areaVspeed_60_20.D2:areaVspeed_60_20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1.15816091189">
                <text:p>1.158160911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.23318559408">
                <text:p>2.233185594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3.41960345859">
                <text:p>3.419603458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.61089366425">
                <text:p>4.610893664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">
                <text:p>1.25</text:p>
              </table:table-cell>
              <table:table-cell office:value-type="float" office:value="5.71158702113">
                <text:p>5.711587021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6.84071321908">
                <text:p>6.84071321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5">
                <text:p>1.75</text:p>
              </table:table-cell>
              <table:table-cell office:value-type="float" office:value="7.8813494277">
                <text:p>7.88134942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9.01836314647">
                <text:p>9.018363146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5">
                <text:p>2.25</text:p>
              </table:table-cell>
              <table:table-cell office:value-type="float" office:value="10.2180335862">
                <text:p>10.21803358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11.4775803238">
                <text:p>11.4775803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5">
                <text:p>2.75</text:p>
              </table:table-cell>
              <table:table-cell office:value-type="float" office:value="12.3973546562">
                <text:p>12.39735465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3.5115455616">
                <text:p>13.51154556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5">
                <text:p>3.25</text:p>
              </table:table-cell>
              <table:table-cell office:value-type="float" office:value="14.8384802387">
                <text:p>14.83848023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">
                <text:p>3.5</text:p>
              </table:table-cell>
              <table:table-cell office:value-type="float" office:value="15.9948849578">
                <text:p>15.99488495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5">
                <text:p>3.75</text:p>
              </table:table-cell>
              <table:table-cell office:value-type="float" office:value="17.1871434618">
                <text:p>17.18714346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7.8907125378">
                <text:p>17.89071253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